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水晶激光雕刻（似係呢D先岩）</text:p>
      <text:p text:style-name="Standard"/>
      <text:p text:style-name="Standard">http://detail.cn.china.cn/provide/detail,1400773550.html</text:p>
      <text:p text:style-name="Standard"/>
      <text:p text:style-name="Standard">北京华之尊光电科技有限公司</text:p>
      <text:p text:style-name="Standard">何先生(13911676992) （先生） 业务经理</text:p>
      <text:p text:style-name="Standard">电 话： 86-010-67530615 </text:p>
      <text:p text:style-name="Standard">邮 箱： cwhe2004@yahoo.com.cn </text:p>
      <text:p text:style-name="Standard">地 址： 北京市丰台区嘉园路星河城G2 </text:p>
      <text:p text:style-name="Standard">邮 编： 100067</text:p>
      <text:p text:style-name="Standard"/>
      <text:p text:style-name="Standard">http://detail.china.alibaba.com/buyer/offerdetail/370589839.html</text:p>
      <text:p text:style-name="Standard">鹤岗市工农区爱迪时尚转印社</text:p>
      <text:p text:style-name="Standard">联系人： 郭静 女士</text:p>
      <text:p text:style-name="Standard">电　　话： 86-0468-3386769 <text:s text:c="2"/>跟我洽谈</text:p>
      <text:p text:style-name="Standard">移动电话： 15545388871</text:p>
      <text:p text:style-name="Standard">地　　址： 中国 黑龙江 鹤岗市工农区 四道街糖果厂综合楼117-2</text:p>
      <text:p text:style-name="Standard">邮　　编： 154100</text:p>
      <text:p text:style-name="Standard">公司网站： http://guojing_030609.51.com</text:p>
      <text:p text:style-name="Standard"/>
      <text:p text:style-name="Standard">http://www.diytrade.com/china/2/products/1527645/雷射水晶立方体.html</text:p>
      <text:p text:style-name="Standard">威诺国际有限公司 </text:p>
      <text:p text:style-name="Standard"><text:s/>国家/地区︰ 台湾 </text:p>
      <text:p text:style-name="Standard">公司经营性质︰ 生产商 </text:p>
      <text:p text:style-name="Standard">联系电话︰ <text:tab/>886-2-26418991</text:p>
      <text:p text:style-name="Standard">联系人︰ 张先生 (经理) </text:p>
      <text:p text:style-name="Standard"/>
      <text:p text:style-name="Standard">http://product.glasserve.com/?page_id=2</text:p>
      <text:p text:style-name="Standard">台灣的好像是</text:p>
      <text:p text:style-name="Standard"/>
      <text:p text:style-name="Standard">http://www.yongjenn.com.tw/3d-products.asp</text:p>
      <text:p text:style-name="Standard">訂製報價估價，請附上欲製作的圖、水晶尺寸、需求數量、聯絡資料，以方便報價與聯絡。</text:p>
      <text:p text:style-name="Standard"/>
      <text:p text:style-name="Standard">雷射水晶內雕產品各種款式規格皆可訂製，價格根據訂購量 內雕圖形和款式造型設計而定，歡迎洽詢。</text:p>
      <text:p text:style-name="Standard"/>
      <text:p text:style-name="Standard">採用最高級清澈一級水晶料</text:p>
      <text:p text:style-name="Standard">文字圖形內容均用精緻雷射內雕方式製作（非表面雕刻/非噴砂）</text:p>
      <text:p text:style-name="Standard"/>
      <text:p text:style-name="Standard">獨家設計精緻璀璨水晶內雕設計，接受圖形設計、文字、簽名皆可內雕製作，內容依客戶需求編排，公司團體企業形象LOGO內雕。</text:p>
      <text:p text:style-name="Standard">尋價信箱：yong.jenn@msa.hinet.net</text:p>
      <text:p text:style-name="Standard"/>
      <text:p text:style-name="Standard">http://www.pandaland.com.hk/index.htm</text:p>
      <text:p text:style-name="Standard">HONG KONG的</text:p>
      <text:p text:style-name="Standard"><text:soft-page-break/></text:p>
      <text:p text:style-name="Standard">http://tw.ttnet.net/ttnet/gotoprd/HA160/040/0/25944303031363330373.htm</text:p>
      <text:p text:style-name="Standard">欣運太平洋股份有限公司</text:p>
      <text:p text:style-name="Standard"/>
      <text:p text:style-name="Standard"/>
      <text:p text:style-name="Standard">國家 / 地區：</text:p>
      <text:p text:style-name="Standard">台灣</text:p>
      <text:p text:style-name="Standard">郵遞區號：</text:p>
      <text:p text:style-name="Standard">333</text:p>
      <text:p text:style-name="Standard">地址：</text:p>
      <text:p text:style-name="Standard">桃園縣龜山鄉文興路89號8樓-3</text:p>
      <text:p text:style-name="Standard">電話：</text:p>
      <text:p text:style-name="Standard">886-3-3960591</text:p>
      <text:p text:style-name="Standard">傳真：</text:p>
      <text:p text:style-name="Standard">886-3-3960585</text:p>
      <text:p text:style-name="Standard">網址-1：</text:p>
      <text:p text:style-name="Standard">http://www.newluck.cttnet.net</text:p>
      <text:p text:style-name="Standard">網址-2：</text:p>
      <text:p text:style-name="Standard">http://www.newluck.com.tw</text:p>
      <text:p text:style-name="Standard">聯絡人：</text:p>
      <text:p text:style-name="Standard">李小姐 / 業務負責人</text:p>
      <text:p text:style-name="Standard">行動電話：</text:p>
      <text:p text:style-name="Standard">886-982308736,933055220</text:p>
      <text:p text:style-name="Standard"/>
      <text:p text:style-name="Standard">http://crystal.aflypen.com/photo/</text:p>
      <text:p text:style-name="Standard">TW的</text:p>
      <text:p text:style-name="Standard"/>
      <text:p text:style-name="Standard">http://www.diytrade.com/china/2/products/4805530/水晶内雕工艺品_镭射激光内雕_镭射激光内雕工厂_生産商_批发.html</text:p>
      <text:p text:style-name="Standard">浦江县精信水晶工艺品厂 </text:p>
      <text:p text:style-name="Standard"><text:s/></text:p>
      <text:p text:style-name="Standard">国家/地区︰ 浙江省金华市 </text:p>
      <text:p text:style-name="Standard">公司经营性质︰ 生产商 </text:p>
      <text:p text:style-name="Standard">联系电话︰ <text:tab/>13867941419</text:p>
      <text:p text:style-name="Standard">联系人︰ 金松松 (经理) </text:p>
      <text:p text:style-name="Standard">最近登入︰ 2009/04/30</text:p>
      <text:p text:style-name="Standard"/>
      <text:p text:style-name="Standard">http://www.diytrade.com/china/3/products/3736312/內彫激光水晶.html</text:p>
      <text:p text:style-name="Standard">北京華天創新信息科技有限責任公司 </text:p>
      <text:p text:style-name="Standard"><text:s/></text:p>
      <text:p text:style-name="Standard">國家/地區︰ 北京市北京市区 </text:p>
      <text:p text:style-name="Standard">公司經營性質︰ 生產商 </text:p>
      <text:p text:style-name="Standard">聯繫電話︰ <text:tab/>15801110271</text:p>
      <text:p text:style-name="Standard">聯繫人︰ 陳紅 (銷售專員) </text:p>
      <text:p text:style-name="Standard">最近登入︰ 2009/06/15</text:p>
      <text:p text:style-name="Standard"><text:soft-page-break/></text:p>
      <text:p text:style-name="Standard">http://www.chinashuijing.com/p/2007/11/1/1391/</text:p>
      <text:p text:style-name="Standard">公司名称：INOVA水晶内雕工艺<text:tab/>联 系 人：曾文杰</text:p>
      <text:p text:style-name="Standard">所在区域：广东·深圳<text:tab/>电子邮件：zengqiang.inova@yahoo.com.cn</text:p>
      <text:p text:style-name="Standard">联系电话：15986813040<text:tab/>传真号码：</text:p>
      <text:p text:style-name="Standard">公司网址：<text:tab/>邮政编码：518000</text:p>
      <text:p text:style-name="Standard">公司地址：福田区金田南路嘉意台嘉晖阁１０楼Ｂ</text:p>
      <text:p text:style-name="Standard"/>
      <text:p text:style-name="Standard">http://www.cnqusz.com/main.asp</text:p>
      <text:p text:style-name="Standard">公司名稱：<text:tab/></text:p>
      <text:p text:style-name="Standard">深圳市晶盈水晶禮品有限公司</text:p>
      <text:p text:style-name="Standard">公司地址：<text:tab/></text:p>
      <text:p text:style-name="Standard">中國 廣東省深圳市 福田區 農科中心香軒路12號106室</text:p>
      <text:p text:style-name="Standard">公司網址：<text:tab/></text:p>
      <text:p text:style-name="Standard">www.cnqusz.com</text:p>
      <text:p text:style-name="Standard">www.hktdc.com/tm/szjingying</text:p>
      <text:p text:style-name="Standard">聯絡人：<text:tab/></text:p>
      <text:p text:style-name="Standard">呂中興先生</text:p>
      <text:p text:style-name="Standard">電話號碼：<text:tab/></text:p>
      <text:p text:style-name="Standard">86-755-83708908</text:p>
      <text:p text:style-name="Standard">傳真號碼：<text:tab/></text:p>
      <text:p text:style-name="Standard">86-755-83702348</text:p>
      <text:p text:style-name="Standard">職銜：<text:tab/></text:p>
      <text:p text:style-name="Standard">總經理</text:p>
      <text:p text:style-name="Standard">國家/地區：<text:tab/></text:p>
      <text:p text:style-name="Standard">中國廣東省深圳市</text:p>
      <text:p text:style-name="Standard"/>
      <text:p text:style-name="Standard">http://www.hktdc.com/sourcing/company_product_detail.htm?companyid=1X049ZQD&amp;query=水晶&amp;locale=zh_TW&amp;entryPoint=20&amp;baseEntryPoint=2&amp;baseproductid=601657&amp;order=2F3F5F6&amp;productid=611649</text:p>
      <text:p text:style-name="Standard">公司名稱：<text:tab/></text:p>
      <text:p text:style-name="Standard">深圳市巾銳工藝品有限公司</text:p>
      <text:p text:style-name="Standard">公司地址：<text:tab/></text:p>
      <text:p text:style-name="Standard">深圳市南山區西麗鎮新屋工業區9棟4樓</text:p>
      <text:p text:style-name="Standard">聯絡人：<text:tab/></text:p>
      <text:p text:style-name="Standard">鐘先生先生</text:p>
      <text:p text:style-name="Standard">電話號碼：<text:tab/></text:p>
      <text:p text:style-name="Standard">86-0755-26786058</text:p>
      <text:p text:style-name="Standard">傳真號碼：<text:tab/></text:p>
      <text:p text:style-name="Standard">86-0755-26785458</text:p>
      <text:p text:style-name="Standard">國家/地區：<text:tab/></text:p>
      <text:p text:style-name="Standard">中國廣東省深圳市</text:p>
      <text:p text:style-name="Standard"/>
      <text:p text:style-name="Standard">http://www.hktdc.com/sourcing/manufacturers/company_background/tc/1X04ILCX/東北水晶工藝品廠.htm</text:p>
      <text:p text:style-name="Standard"><text:soft-page-break/>公司名稱：<text:tab/></text:p>
      <text:p text:style-name="Standard">東北水晶工藝品廠</text:p>
      <text:p text:style-name="Standard">公司地址：<text:tab/></text:p>
      <text:p text:style-name="Standard">浦江縣水晶路62號</text:p>
      <text:p text:style-name="Standard">聯絡人：<text:tab/>孫相輝先生</text:p>
      <text:p text:style-name="Standard">電話號碼：086-0579-84089867<text:tab/></text:p>
      <text:p text:style-name="Standard">傳真號碼：<text:tab/>086-0579-84089867</text:p>
      <text:p text:style-name="Standard">國家/地區：<text:tab/></text:p>
      <text:p text:style-name="Standard">中國</text:p>
      <text:p text:style-name="Standard">省/州:<text:tab/></text:p>
      <text:p text:style-name="Standard">浙江省</text:p>
      <text:p text:style-name="Standard">城市:<text:tab/></text:p>
      <text:p text:style-name="Standard">金華市</text:p>
      <text:p text:style-name="Standard">業務性質：<text:tab/></text:p>
      <text:p text:style-name="Standard">出口商‚ 批發商‚ 製造商‚ 零售商</text:p>
      <text:p text:style-name="Standard"/>
      <text:p text:style-name="Standard">http://www.cn-crystal.com/cn/catalogs/3D_laser_crystal.htm</text:p>
      <text:p text:style-name="Standard">公司名称: 浙江潜奇水晶工艺品有限公司</text:p>
      <text:p text:style-name="Standard">公司地址: 浙江省浦江县月泉水晶工业园区(注:同行谢绝参观)</text:p>
      <text:p text:style-name="Standard">邮政编码: 322200</text:p>
      <text:p text:style-name="Standard">销售联系电话: 015821898778</text:p>
      <text:p text:style-name="Standard">公司传真: +86-021-56096793</text:p>
      <text:p text:style-name="Standard">网址: www.cn-crystal.com</text:p>
      <text:p text:style-name="Standard">电子邮件 sales@cn-crystal.com</text:p>
      <text:p text:style-name="Standard"/>
      <text:p text:style-name="Standard">http://cncrystal.xm04.host.35.com/aboutus.htm</text:p>
      <text:p text:style-name="Standard">址: 中国.浙江义乌浦江月泉水晶特色园区</text:p>
      <text:p text:style-name="Standard">店面地址: 中国义乌福田市场D区三楼7844# </text:p>
      <text:p text:style-name="Standard">办事处地址: 中国义乌宗泽路224号二楼 </text:p>
      <text:p text:style-name="Standard">电话/传真: 86-0579-8086062 5287844 5486450 </text:p>
      <text:p text:style-name="Standard"/>
      <text:p text:style-name="Standard">http://www.bzchina.com.cn/tradeinfo/offerdetail/65-1549-0-3735.html</text:p>
      <text:p text:style-name="Standard">公司名称：<text:tab/>LastinU水晶艺术品</text:p>
      <text:p text:style-name="Standard">电　　话：<text:tab/>86 021 51581310</text:p>
      <text:p text:style-name="Standard">传　　真：<text:tab/>86 <text:s/></text:p>
      <text:p text:style-name="Standard">办公地址：<text:tab/>中国上海上海陕西南路422号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HK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HK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Li</meta:initial-creator>
    <meta:creation-date>2009-06-16T15:21:37.76</meta:creation-date>
    <meta:document-statistic meta:table-count="0" meta:image-count="0" meta:object-count="0" meta:page-count="4" meta:paragraph-count="142" meta:word-count="663" meta:character-count="2879"/>
    <dc:date>2009-06-16T15:21:49.49</dc:date>
    <dc:creator>Andy Li</dc:creator>
    <meta:editing-duration>PT00H00M12S</meta:editing-duration>
    <meta:editing-cycles>1</meta:editing-cycles>
    <meta:generator>OpenOffice.org/3.1$Win32 OpenOffice.org_project/310m11$Build-9399</meta:generator>
  </office:meta>
</office:document-meta>
</file>